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ollwert [Hz]</text:p>
          </table:table-cell>
          <table:table-cell table:number-columns-repeated="4" office:value-type="float" office:value="57600" calcext:value-type="float">
            <text:p>57600</text:p>
          </table:table-cell>
        </table:table-row>
        <table:table-row table:style-name="ro1">
          <table:table-cell office:value-type="string" calcext:value-type="string">
            <text:p>Ist n [µs]</text:p>
          </table:table-cell>
          <table:table-cell office:value-type="float" office:value="166.5" calcext:value-type="float">
            <text:p>166,5</text:p>
          </table:table-cell>
          <table:table-cell office:value-type="float" office:value="161.5" calcext:value-type="float">
            <text:p>161,5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Perioden n [1]</text:p>
          </table:table-cell>
          <table:table-cell table:number-columns-repeated="4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st1 [µs]</text:p>
          </table:table-cell>
          <table:table-cell table:formula="of:=[.B3]/[.B4]" office:value-type="float" office:value="18.5" calcext:value-type="float">
            <text:p>18,5</text:p>
          </table:table-cell>
          <table:table-cell table:formula="of:=[.C3]/[.C4]" office:value-type="float" office:value="17.9444444444444" calcext:value-type="float">
            <text:p>17,9444444444444</text:p>
          </table:table-cell>
          <table:table-cell table:formula="of:=[.D3]/[.D4]" office:value-type="float" office:value="17.3333333333333" calcext:value-type="float">
            <text:p>17,3333333333333</text:p>
          </table:table-cell>
          <table:table-cell table:formula="of:=[.E3]/[.E4]" office:value-type="float" office:value="16.8888888888889" calcext:value-type="float">
            <text:p>16,8888888888889</text:p>
          </table:table-cell>
        </table:table-row>
        <table:table-row table:style-name="ro1">
          <table:table-cell office:value-type="string" calcext:value-type="string">
            <text:p>Ist [Hz]</text:p>
          </table:table-cell>
          <table:table-cell table:formula="of:=1/([.B5]*0.000001)" office:value-type="float" office:value="54054.0540540541" calcext:value-type="float">
            <text:p>54054,0540540541</text:p>
          </table:table-cell>
          <table:table-cell table:formula="of:=1/([.C5]*0.000001)" office:value-type="float" office:value="55727.5541795666" calcext:value-type="float">
            <text:p>55727,5541795666</text:p>
          </table:table-cell>
          <table:table-cell table:formula="of:=1/([.D5]*0.000001)" office:value-type="float" office:value="57692.3076923077" calcext:value-type="float">
            <text:p>57692,3076923077</text:p>
          </table:table-cell>
          <table:table-cell table:formula="of:=1/([.E5]*0.000001)" office:value-type="float" office:value="59210.5263157895" calcext:value-type="float">
            <text:p>59210,5263157895</text:p>
          </table:table-cell>
        </table:table-row>
        <table:table-row table:style-name="ro1">
          <table:table-cell office:value-type="string" calcext:value-type="string">
            <text:p>Abweichung</text:p>
          </table:table-cell>
          <table:table-cell table:style-name="ce1" table:formula="of:=[.B6]/[.B2]-1" office:value-type="percentage" office:value="-0.0615615615615616" calcext:value-type="percentage">
            <text:p>-6,16 %</text:p>
          </table:table-cell>
          <table:table-cell table:style-name="ce1" table:formula="of:=[.C6]/[.C2]-1" office:value-type="percentage" office:value="-0.0325077399380804" calcext:value-type="percentage">
            <text:p>-3,25 %</text:p>
          </table:table-cell>
          <table:table-cell table:style-name="ce1" table:formula="of:=[.D6]/[.D2]-1" office:value-type="percentage" office:value="0.0016025641025641" calcext:value-type="percentage">
            <text:p>0,16 %</text:p>
          </table:table-cell>
          <table:table-cell table:style-name="ce1" table:formula="of:=[.E6]/[.E2]-1" office:value-type="percentage" office:value="0.0279605263157896" calcext:value-type="percentage">
            <text:p>2,80 %</text:p>
          </table:table-cell>
        </table:table-row>
        <table:table-row table:style-name="ro1">
          <table:table-cell office:value-type="string" calcext:value-type="string">
            <text:p>Register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4T16:59:01.696179426</meta:creation-date>
    <dc:date>2021-01-24T20:57:59.722171682</dc:date>
    <meta:editing-duration>PT3H28M7S</meta:editing-duration>
    <meta:editing-cycles>1</meta:editing-cycles>
    <meta:document-statistic meta:table-count="1" meta:cell-count="35" meta:object-count="0"/>
    <meta:generator>LibreOffice/6.0.7.3$Linux_X86_64 LibreOffice_project/00m0$Build-3</meta:generator>
  </office:meta>
</office:document-meta>
</file>